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37496" calcext:value-type="float">
            <text:p>0,037496</text:p>
          </table:table-cell>
          <table:table-cell office:value-type="float" office:value="2316.04" calcext:value-type="float">
            <text:p>2316,04</text:p>
          </table:table-cell>
          <table:table-cell office:value-type="float" office:value="961.44" calcext:value-type="float">
            <text:p>961,44</text:p>
          </table:table-cell>
          <table:table-cell table:formula="of:=[.G4]-[.F4]" office:value-type="float" office:value="0.25" calcext:value-type="float">
            <text:p>0,25</text:p>
          </table:table-cell>
          <table:table-cell office:value-type="float" office:value="49.25" calcext:value-type="float">
            <text:p>49,25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2426.28" calcext:value-type="float">
            <text:p>2426,28</text:p>
          </table:table-cell>
          <table:table-cell office:value-type="float" office:value="961.28" calcext:value-type="float">
            <text:p>961,28</text:p>
          </table:table-cell>
          <table:table-cell table:formula="of:=[.G6]-[.F6]" office:value-type="float" office:value="0.659999999999997" calcext:value-type="float">
            <text:p>0,659999999999997</text:p>
          </table:table-cell>
          <table:table-cell office:value-type="float" office:value="50.56" calcext:value-type="float">
            <text:p>50,56</text:p>
          </table:table-cell>
          <table:table-cell office:value-type="float" office:value="51.22" calcext:value-type="float">
            <text:p>51,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30148" calcext:value-type="float">
            <text:p>0,030148</text:p>
          </table:table-cell>
          <table:table-cell office:value-type="float" office:value="2005.98" calcext:value-type="float">
            <text:p>2005,98</text:p>
          </table:table-cell>
          <table:table-cell office:value-type="float" office:value="961.24" calcext:value-type="float">
            <text:p>961,24</text:p>
          </table:table-cell>
          <table:table-cell table:formula="of:=[.G8]-[.F8]" office:value-type="float" office:value="0.5" calcext:value-type="float">
            <text:p>0,5</text:p>
          </table:table-cell>
          <table:table-cell office:value-type="float" office:value="49.7" calcext:value-type="float">
            <text:p>49,7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Heapsort</text:p>
          </table:table-cell>
          <table:table-cell table:style-name="ce2"/>
          <table:table-cell table:style-name="ce2" office:value-type="string" calcext:value-type="string">
            <text:p>MergeSort</text:p>
          </table:table-cell>
          <table:table-cell table:style-name="ce2"/>
          <table:table-cell table:style-name="ce2" office:value-type="string" calcext:value-type="string">
            <text:p>QuickSort</text:p>
          </table:table-cell>
          <table:table-cell table:style-name="ce2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-0.002759" calcext:value-type="float">
            <text:p>-0,002759</text:p>
          </table:table-cell>
          <table:table-cell/>
          <table:table-cell table:formula="of:=-VLOOKUP([.F$5];[$Data.$A$4:.$E$9];2;0) + VLOOKUP([.$A6];[$Data.$A$4:.$E$9];2;0)" office:value-type="float" office:value="0.007348" calcext:value-type="float">
            <text:p>0,00734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0.002759" calcext:value-type="float">
            <text:p>0,002759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0.010107" calcext:value-type="float">
            <text:p>0,0101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-0.007348" calcext:value-type="float">
            <text:p>-0,007348</text:p>
          </table:table-cell>
          <table:table-cell/>
          <table:table-cell table:formula="of:=-VLOOKUP([.D$5];[$Data.$A$4:.$E$9];2;0) + VLOOKUP([.$A10];[$Data.$A$4:.$E$9];2;0)" office:value-type="float" office:value="-0.010107" calcext:value-type="float">
            <text:p>-0,010107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Heapsort</text:p>
          </table:table-cell>
          <table:table-cell table:style-name="ce2"/>
          <table:table-cell table:style-name="ce2" office:value-type="string" calcext:value-type="string">
            <text:p>MergeSort</text:p>
          </table:table-cell>
          <table:table-cell table:style-name="ce2"/>
          <table:table-cell table:style-name="ce2" office:value-type="string" calcext:value-type="string">
            <text:p>QuickSort</text:p>
          </table:table-cell>
          <table:table-cell table:style-name="ce2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-110.24" calcext:value-type="float">
            <text:p>-110,24</text:p>
          </table:table-cell>
          <table:table-cell/>
          <table:table-cell table:formula="of:=-VLOOKUP([.F$5];[$Data.$A$4:.$E$9];3;0) + VLOOKUP([.$A17];[$Data.$A$4:.$E$9];3;0)" office:value-type="float" office:value="310.06" calcext:value-type="float">
            <text:p>310,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110.24" calcext:value-type="float">
            <text:p>110,24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420.3" calcext:value-type="float">
            <text:p>420,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-310.06" calcext:value-type="float">
            <text:p>-310,06</text:p>
          </table:table-cell>
          <table:table-cell/>
          <table:table-cell table:formula="of:=-VLOOKUP([.D$5];[$Data.$A$4:.$E$9];3;0) + VLOOKUP([.$A21];[$Data.$A$4:.$E$9];3;0)" office:value-type="float" office:value="-420.3" calcext:value-type="float">
            <text:p>-420,3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Heapsort</text:p>
          </table:table-cell>
          <table:table-cell table:style-name="ce2"/>
          <table:table-cell table:style-name="ce2" office:value-type="string" calcext:value-type="string">
            <text:p>MergeSort</text:p>
          </table:table-cell>
          <table:table-cell table:style-name="ce2"/>
          <table:table-cell table:style-name="ce2" office:value-type="string" calcext:value-type="string">
            <text:p>QuickSort</text:p>
          </table:table-cell>
          <table:table-cell table:style-name="ce2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0.160000000000082" calcext:value-type="float">
            <text:p>0,160000000000082</text:p>
          </table:table-cell>
          <table:table-cell/>
          <table:table-cell table:formula="of:=-VLOOKUP([.F$5];[$Data.$A$4:.$E$9];4;0) + VLOOKUP([.$A28];[$Data.$A$4:.$E$9];4;0)" office:value-type="float" office:value="0.200000000000045" calcext:value-type="float">
            <text:p>0,2000000000000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-0.160000000000082" calcext:value-type="float">
            <text:p>-0,160000000000082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0.0399999999999636" calcext:value-type="float">
            <text:p>0,03999999999996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-0.200000000000045" calcext:value-type="float">
            <text:p>-0,200000000000045</text:p>
          </table:table-cell>
          <table:table-cell/>
          <table:table-cell table:formula="of:=-VLOOKUP([.D$5];[$Data.$A$4:.$E$9];4;0) + VLOOKUP([.$A32];[$Data.$A$4:.$E$9];4;0)" office:value-type="float" office:value="-0.0399999999999636" calcext:value-type="float">
            <text:p>-0,0399999999999636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Heapsort</text:p>
          </table:table-cell>
          <table:table-cell table:style-name="ce2"/>
          <table:table-cell table:style-name="ce2" office:value-type="string" calcext:value-type="string">
            <text:p>MergeSort</text:p>
          </table:table-cell>
          <table:table-cell table:style-name="ce2"/>
          <table:table-cell table:style-name="ce2" office:value-type="string" calcext:value-type="string">
            <text:p>QuickSort</text:p>
          </table:table-cell>
          <table:table-cell table:style-name="ce2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-0.409999999999997" calcext:value-type="float">
            <text:p>-0,409999999999997</text:p>
          </table:table-cell>
          <table:table-cell/>
          <table:table-cell table:formula="of:=-VLOOKUP([.F$5];[$Data.$A$4:.$E$9];5;0) + VLOOKUP([.$A39];[$Data.$A$4:.$E$9];5;0)" office:value-type="float" office:value="-0.25" calcext:value-type="float">
            <text:p>-0,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0.409999999999997" calcext:value-type="float">
            <text:p>0,409999999999997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0.159999999999997" calcext:value-type="float">
            <text:p>0,1599999999999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0.25" calcext:value-type="float">
            <text:p>0,25</text:p>
          </table:table-cell>
          <table:table-cell/>
          <table:table-cell table:formula="of:=-VLOOKUP([.D$5];[$Data.$A$4:.$E$9];5;0) + VLOOKUP([.$A43];[$Data.$A$4:.$E$9];5;0)" office:value-type="float" office:value="-0.159999999999997" calcext:value-type="float">
            <text:p>-0,159999999999997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999" calcext:value-type="float">
            <text:p>1,00</text:p>
          </table:table-cell>
          <table:table-cell/>
          <table:table-cell table:formula="of:=[.$B$5]*[.F31]+[.$C$5]*[.F42]+[.$D$5]*[.F53]+[.$E$5]*[.F64]" office:value-type="float" office:value="0.999" calcext:value-type="float">
            <text:p>1,00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 office:value-type="float" office:value="1" calcext:value-type="float">
            <text:p>1,00</text:p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 office:value-type="float" office:value="1" calcext:value-type="float">
            <text:p>1,00</text:p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816" calcext:value-type="float">
            <text:p>0,82</text:p>
          </table:table-cell>
          <table:table-cell table:number-columns-repeated="3"/>
          <table:table-cell table:formula="of:=[.$B$5]*[.F33]+[.$C$5]*[.F44]+[.$D$5]*[.F55]+[.$E$5]*[.F66]" office:value-type="float" office:value="0.816" calcext:value-type="float">
            <text:p>0,82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>
            <text:p/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>
            <text:p/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816" calcext:value-type="float">
            <text:p>0,82</text:p>
          </table:table-cell>
          <table:table-cell/>
          <table:table-cell table:formula="of:=[.$B$5]*[.D35]+[.$C$5]*[.D46]+[.$D$5]*[.D57]+[.$E$5]*[.D68]" office:value-type="float" office:value="0.999" calcext:value-type="float">
            <text:p>1,00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>
            <text:p/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 office:value-type="float" office:value="1" calcext:value-type="float">
            <text:p>1,00</text:p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1" calcext:value-type="float">
            <text:p>1,00</text:p>
          </table:table-cell>
          <table:table-cell/>
          <table:table-cell table:formula="of:=IF([$Intermediate.F39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0" calcext:value-type="float">
            <text:p>0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0" calcext:value-type="float">
            <text:p>0,00</text:p>
          </table:table-cell>
          <table:table-cell/>
          <table:table-cell table:formula="of:=IF([$Intermediate.D43]&lt;=[.$E$4];1;0)" office:value-type="float" office:value="1" calcext:value-type="float">
            <text:p>1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0050535" calcext:value-type="float">
            <text:p>0,00</text:p>
          </table:table-cell>
          <table:table-cell table:style-name="ce14" office:value-type="float" office:value="21.015" calcext:value-type="float">
            <text:p>21,02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010107" calcext:value-type="float">
            <text:p>0,00</text:p>
          </table:table-cell>
          <table:table-cell table:style-name="ce14" table:formula="of:=[.C4]*2" office:value-type="float" office:value="42.03" calcext:value-type="float">
            <text:p>42,0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1" calcext:value-type="float">
            <text:p>1,00</text:p>
          </table:table-cell>
          <table:table-cell/>
          <table:table-cell table:formula="of:=[.F33]*(1-MAX([.N45];[.N56];[.N67];[.N78]))" office:value-type="float" office:value="0" calcext:value-type="float">
            <text:p>0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 office:value-type="float" office:value="1" calcext:value-type="float">
            <text:p>1,00</text:p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>
            <text:p/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0" calcext:value-type="float">
            <text:p>0,00</text:p>
          </table:table-cell>
          <table:table-cell table:number-columns-repeated="3"/>
          <table:table-cell table:formula="of:=[.F35]*(1-MAX([.N47];[.N58];[.N69];[.N80]))" office:value-type="float" office:value="0" calcext:value-type="float">
            <text:p>0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>
            <text:p/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>
            <text:p/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1" calcext:value-type="float">
            <text:p>1,00</text:p>
          </table:table-cell>
          <table:table-cell/>
          <table:table-cell table:formula="of:=[.D37]*(1-MAX([.L49];[.L60];[.L71];[.L82]))" office:value-type="float" office:value="1" calcext:value-type="float">
            <text:p>1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 office:value-type="float" office:value="1" calcext:value-type="float">
            <text:p>1,00</text:p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 office:value-type="float" office:value="1" calcext:value-type="float">
            <text:p>1,00</text:p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1" calcext:value-type="float">
            <text:p>1,00</text:p>
          </table:table-cell>
          <table:table-cell/>
          <table:table-cell table:formula="of:=[.$B$6]*[.F45]+[.$C$6]*[.F56]" office:value-type="float" office:value="0" calcext:value-type="float">
            <text:p>0,00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 office:value-type="float" office:value="1" calcext:value-type="float">
            <text:p>1,00</text:p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>
            <text:p/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0" calcext:value-type="float">
            <text:p>0,00</text:p>
          </table:table-cell>
          <table:table-cell table:number-columns-repeated="3"/>
          <table:table-cell table:formula="of:=[.$B$6]*[.F47]+[.$C$6]*[.F58]" office:value-type="float" office:value="0" calcext:value-type="float">
            <text:p>0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>
            <text:p/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>
            <text:p/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1" calcext:value-type="float">
            <text:p>1,00</text:p>
          </table:table-cell>
          <table:table-cell/>
          <table:table-cell table:formula="of:=[.$B$6]*[.D49]+[.$C$6]*[.D60]" office:value-type="float" office:value="1" calcext:value-type="float">
            <text:p>1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 office:value-type="float" office:value="1" calcext:value-type="float">
            <text:p>1,00</text:p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 office:value-type="float" office:value="1" calcext:value-type="float">
            <text:p>1,00</text:p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6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0" calcext:value-type="float">
            <text:p>0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1" calcext:value-type="float">
            <text:p>1,00</text:p>
          </table:table-cell>
          <table:table-cell/>
          <table:table-cell table:formula="of:=IF([$Intermediate.F17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7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0" calcext:value-type="float">
            <text:p>0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1" calcext:value-type="float">
            <text:p>1,00</text:p>
          </table:table-cell>
          <table:table-cell/>
          <table:table-cell table:formula="of:=IF([$Intermediate.D21]&lt;=[.$B$4];1;0)" office:value-type="float" office:value="1" calcext:value-type="float">
            <text:p>1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time-style style:name="N129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time-style style:name="N155"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1:57:17.573429900</dc:date>
    <meta:editing-duration>PT41M18S</meta:editing-duration>
    <meta:editing-cycles>6</meta:editing-cycles>
    <meta:generator>LibreOffice/7.3.7.2$Linux_X86_64 LibreOffice_project/30$Build-2</meta:generator>
    <meta:document-statistic meta:table-count="4" meta:cell-count="435" meta:object-count="0"/>
  </office:meta>
</office:document-meta>
</file>